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060529" officeooo:paragraph-rsid="0006052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style:text-underline-style="none" fo:font-weight="normal" officeooo:rsid="00060529" officeooo:paragraph-rsid="00060529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849df" officeooo:paragraph-rsid="000849d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9131d" officeooo:paragraph-rsid="0009131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abe07" officeooo:paragraph-rsid="000abe0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e8293" officeooo:paragraph-rsid="000e8293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03421" officeooo:paragraph-rsid="00103421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0e7cf0" officeooo:paragraph-rsid="000e7cf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144e42" officeooo:paragraph-rsid="00144e42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163b03" officeooo:paragraph-rsid="00163b03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189714" officeooo:paragraph-rsid="00189714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1ac9f8" officeooo:paragraph-rsid="001ac9f8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1c8093" officeooo:paragraph-rsid="001c8093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style:font-name="Times New Roman" fo:font-size="14pt" style:text-underline-style="solid" style:text-underline-width="auto" style:text-underline-color="font-color" fo:font-weight="normal" officeooo:rsid="001c8093" officeooo:paragraph-rsid="001c8093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44e42" officeooo:paragraph-rsid="00144e4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7d46e" officeooo:paragraph-rsid="00163b03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ac9f8" officeooo:paragraph-rsid="001c8093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0c6f7" officeooo:paragraph-rsid="001c8093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1cbdf" officeooo:paragraph-rsid="001c8093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4a173" officeooo:paragraph-rsid="0024a173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5d3b2" officeooo:paragraph-rsid="0025d3b2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6b990" officeooo:paragraph-rsid="0026b990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7b710" officeooo:paragraph-rsid="0027b710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9f476" officeooo:paragraph-rsid="0029f476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b0cff" officeooo:paragraph-rsid="002b0cff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e8bda" officeooo:paragraph-rsid="002e8bda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374014" officeooo:paragraph-rsid="00374014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4140bc" officeooo:paragraph-rsid="0042c315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481bab" officeooo:paragraph-rsid="00481bab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2da111" officeooo:paragraph-rsid="002da111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366f87" officeooo:paragraph-rsid="00366f87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4cb378" officeooo:paragraph-rsid="004cb378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504a28" officeooo:paragraph-rsid="00504a28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5230a8" officeooo:paragraph-rsid="005230a8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5b1af2" officeooo:paragraph-rsid="005b1af2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5b1af2" officeooo:paragraph-rsid="005eace9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601e90" officeooo:paragraph-rsid="00601e90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644ba2" officeooo:paragraph-rsid="00644ba2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657662" officeooo:paragraph-rsid="00657662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66f915" officeooo:paragraph-rsid="0066f915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690c8d" officeooo:paragraph-rsid="00690c8d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 fo:break-before="page"/>
      <style:text-properties style:font-name="Times New Roman" fo:font-size="14pt" style:text-underline-style="solid" style:text-underline-width="auto" style:text-underline-color="font-color" fo:font-weight="normal" officeooo:rsid="00366f87" officeooo:paragraph-rsid="00366f87" style:font-size-asian="12.25pt" style:font-weight-asian="normal" style:font-size-complex="14pt" style:font-weight-complex="normal"/>
    </style:style>
    <style:style style:name="T1" style:family="text">
      <style:text-properties officeooo:rsid="00095d1c"/>
    </style:style>
    <style:style style:name="T2" style:family="text">
      <style:text-properties officeooo:rsid="000bc22c"/>
    </style:style>
    <style:style style:name="T3" style:family="text">
      <style:text-properties officeooo:rsid="0012009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352de"/>
    </style:style>
    <style:style style:name="T6" style:family="text">
      <style:text-properties style:text-underline-style="solid" style:text-underline-width="auto" style:text-underline-color="font-color" officeooo:rsid="0044849a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7d46e"/>
    </style:style>
    <style:style style:name="T9" style:family="text">
      <style:text-properties style:text-underline-style="none" officeooo:rsid="0018fcef"/>
    </style:style>
    <style:style style:name="T10" style:family="text">
      <style:text-properties style:text-underline-style="none" officeooo:rsid="001e101b"/>
    </style:style>
    <style:style style:name="T11" style:family="text">
      <style:text-properties style:text-underline-style="none" officeooo:rsid="001fa2db"/>
    </style:style>
    <style:style style:name="T12" style:family="text">
      <style:text-properties style:text-underline-style="none" officeooo:rsid="001fad46"/>
    </style:style>
    <style:style style:name="T13" style:family="text">
      <style:text-properties style:text-underline-style="none" officeooo:rsid="0020c6f7"/>
    </style:style>
    <style:style style:name="T14" style:family="text">
      <style:text-properties style:text-underline-style="none" officeooo:rsid="0021743d"/>
    </style:style>
    <style:style style:name="T15" style:family="text">
      <style:text-properties style:text-underline-style="none" officeooo:rsid="00374014"/>
    </style:style>
    <style:style style:name="T16" style:family="text">
      <style:text-properties style:text-underline-style="none" officeooo:rsid="003844ee"/>
    </style:style>
    <style:style style:name="T17" style:family="text">
      <style:text-properties style:text-underline-style="none" officeooo:rsid="0050935f"/>
    </style:style>
    <style:style style:name="T18" style:family="text">
      <style:text-properties style:text-underline-style="none" officeooo:rsid="005317e1"/>
    </style:style>
    <style:style style:name="T19" style:family="text">
      <style:text-properties style:text-underline-style="none" officeooo:rsid="00564ed7"/>
    </style:style>
    <style:style style:name="T20" style:family="text">
      <style:text-properties style:text-underline-style="none" officeooo:rsid="00573b1c"/>
    </style:style>
    <style:style style:name="T21" style:family="text">
      <style:text-properties style:text-underline-style="none" officeooo:rsid="005a4a7a"/>
    </style:style>
    <style:style style:name="T22" style:family="text">
      <style:text-properties style:text-underline-style="none" officeooo:rsid="005cb060"/>
    </style:style>
    <style:style style:name="T23" style:family="text">
      <style:text-properties style:text-underline-style="none" officeooo:rsid="005eace9"/>
    </style:style>
    <style:style style:name="T24" style:family="text">
      <style:text-properties style:text-underline-style="none" officeooo:rsid="005f298e"/>
    </style:style>
    <style:style style:name="T25" style:family="text">
      <style:text-properties style:text-underline-style="none" officeooo:rsid="0061f5da"/>
    </style:style>
    <style:style style:name="T26" style:family="text">
      <style:text-properties style:text-underline-style="none" officeooo:rsid="00655df4"/>
    </style:style>
    <style:style style:name="T27" style:family="text">
      <style:text-properties style:text-underline-style="none" officeooo:rsid="00670fac"/>
    </style:style>
    <style:style style:name="T28" style:family="text">
      <style:text-properties style:text-underline-style="none" officeooo:rsid="00686560"/>
    </style:style>
    <style:style style:name="T29" style:family="text">
      <style:text-properties style:text-underline-style="none" officeooo:rsid="00688797"/>
    </style:style>
    <style:style style:name="T30" style:family="text">
      <style:text-properties officeooo:rsid="0020c6f7"/>
    </style:style>
    <style:style style:name="T31" style:family="text">
      <style:text-properties officeooo:rsid="0023c6d3"/>
    </style:style>
    <style:style style:name="T32" style:family="text">
      <style:text-properties officeooo:rsid="00277617"/>
    </style:style>
    <style:style style:name="T33" style:family="text">
      <style:text-properties officeooo:rsid="002ccd1f"/>
    </style:style>
    <style:style style:name="T34" style:family="text">
      <style:text-properties officeooo:rsid="002f89e5"/>
    </style:style>
    <style:style style:name="T35" style:family="text">
      <style:text-properties officeooo:rsid="0031deb7"/>
    </style:style>
    <style:style style:name="T36" style:family="text">
      <style:text-properties officeooo:rsid="0033bc01"/>
    </style:style>
    <style:style style:name="T37" style:family="text">
      <style:text-properties officeooo:rsid="00366f87"/>
    </style:style>
    <style:style style:name="T38" style:family="text">
      <style:text-properties officeooo:rsid="0038772a"/>
    </style:style>
    <style:style style:name="T39" style:family="text">
      <style:text-properties officeooo:rsid="00404bf7"/>
    </style:style>
    <style:style style:name="T40" style:family="text">
      <style:text-properties officeooo:rsid="0044849a"/>
    </style:style>
    <style:style style:name="T41" style:family="text">
      <style:text-properties officeooo:rsid="0048eaa2"/>
    </style:style>
    <style:style style:name="T42" style:family="text">
      <style:text-properties officeooo:rsid="00589045"/>
    </style:style>
    <style:style style:name="T43" style:family="text">
      <style:text-properties officeooo:rsid="005eac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’État</text:p>
      <text:p text:style-name="P1"/>
      <text:p text:style-name="P2"/>
      <text:p text:style-name="P2"/>
      <text:p text:style-name="P3">Un État est souverain, c’est de là d’où il tire la légitimité. Il contrôle intégralement la structure du pouvoir étatique, ce qui le compose.</text:p>
      <text:p text:style-name="P3"/>
      <text:p text:style-name="P4">On date la nation d’État à 1648 avec le traité de Westphalie. Ce traité met fin à la guerre de cent ans. <text:span text:style-name="T1">C’est les prémisses de l’État moderne, dissociant l’État et la personne du souverain. L’État est constitué de frontières à l’intérieur desquelles il est souverain.</text:span></text:p>
      <text:p text:style-name="P4"/>
      <text:p text:style-name="P5">L’État va aussi être dissocié du religieux, avant cela le Roi chef d’État était aussi le chef religieux de son pays. <text:span text:style-name="T2">Dès lors l’État existe donc en dehors du souverain et du religieux, et se forme comme étant une institution.</text:span></text:p>
      <text:p text:style-name="P5"/>
      <text:p text:style-name="P8">Aujourd’hui :</text:p>
      <text:p text:style-name="P8"/>
      <text:p text:style-name="P6">L’État ce compose de trois éléments :</text:p>
      <text:p text:style-name="P6">- Institutions</text:p>
      <text:p text:style-name="P6">- Populations</text:p>
      <text:p text:style-name="P6">- Territoires</text:p>
      <text:p text:style-name="P6"/>
      <text:p text:style-name="P6"/>
      <text:p text:style-name="P7"><text:span text:style-name="T5">Territoire</text:span> : Espace géographique déterminé, qui va comprendre de la terre, de l’eau et de l’air, <text:span text:style-name="T3">la taille n’a pas d’importance. Les frontières doivent êtres déterminées et reconnues, avec populations et institutions.</text:span></text:p>
      <text:p text:style-name="P7"/>
      <text:p text:style-name="P9">Nation :<text:span text:style-name="T7"> Ensemble de personnes qui se regroupent autour de critères communs, langues, coutumes, religions…</text:span></text:p>
      <text:p text:style-name="P15"/>
      <text:p text:style-name="P10">Population :<text:span text:style-name="T7"> </text:span><text:span text:style-name="T8">Individus existants sur un territoire.</text:span></text:p>
      <text:p text:style-name="P16"/>
      <text:p text:style-name="P11">Institution :<text:span text:style-name="T7"> </text:span><text:span text:style-name="T9">Gouvernement légitime, dont l’autorité est reconnue par la population qui vit dans l’État.</text:span></text:p>
      <text:p text:style-name="P12"><text:span text:style-name="T10">L’ </text:span><text:span text:style-name="T9">É</text:span><text:span text:style-name="T7">tat doit pouvoir exercer son autorité sur son </text:span><text:span text:style-name="T11">territoire</text:span><text:span text:style-name="T7">, cette autorité doit être reconnue </text:span><text:span text:style-name="T12">par la population de ce territoire. </text:span><text:span text:style-name="T15">Un État peut être composé de plusieurs nations (Belgique, Russie, </text:span><text:span text:style-name="T16">Royaume-Uni).</text:span></text:p>
      <text:p text:style-name="P17"/>
      <text:p text:style-name="P17"/>
      <text:p text:style-name="P17"/>
      <text:p text:style-name="P14"><text:span text:style-name="T13">Le </text:span><text:span text:style-name="T30">Gouvernement</text:span><text:span text:style-name="T13"> doit être légitime de deux points de vue :</text:span></text:p>
      <text:p text:style-name="P18"/>
      <text:p text:style-name="P13"><text:span text:style-name="T13">- </text:span><text:span text:style-name="T14">Interne : L’État doit être effectif, c’est à dire avoir une capacité à exercer le pouvoir, doit avoir une autorité et contrôler les populations sur son territoire.</text:span></text:p>
      <text:p text:style-name="P19"/>
      <text:p text:style-name="P19">- International : <text:span text:style-name="T31">L’État doit être reconnu par les autres états. La reconnaissance est un principe unilatérale qui peut se traduire par des missions diplomatiques.</text:span></text:p>
      <text:p text:style-name="P20">Un État peut être partiellement reconnu (Ossétie du Sud, Abkhazie, Transnistrie, Corée du Nord, …).</text:p>
      <text:p text:style-name="P20"/>
      <text:p text:style-name="P21">La non-reconnaissance permet de manifester son mécontentement ou un désaccord profond avec l’État.</text:p>
      <text:p text:style-name="P21"/>
      <text:p text:style-name="P22">Pour manifester son mécontentement à un État déjà reconnu, un État peut déclarer <text:span text:style-name="T4">Persona non grata</text:span>, des membres d’une missions diplomatique <text:span text:style-name="T32">(USA et Cuba pendant plus d’un demi-siècle).</text:span></text:p>
      <text:p text:style-name="P18"/>
      <text:p text:style-name="P23">Une rupture des relations diplomatiques peut aussi signifier une rupture des relations commerciales. </text:p>
      <text:p text:style-name="P23"/>
      <text:p text:style-name="P24">En respect du principe de non-ingérence, la seule arme des États pour s’opposer à un autre est la non reconnaissance. </text:p>
      <text:p text:style-name="P24"/>
      <text:p text:style-name="P25">La reconnaissance d’un État est aussi un partis pris politique, exemple de la France reconnaissant les USA lors de la proclamation d’indépendance <text:span text:style-name="T33">pour « faire chier » les anglais.</text:span></text:p>
      <text:p text:style-name="P25"/>
      <text:p text:style-name="P25"/>
      <text:p text:style-name="P25"/>
      <text:p text:style-name="P30"><text:span text:style-name="T37">1. </text:span>Statut juridique d’État</text:p>
      <text:p text:style-name="P30"/>
      <text:p text:style-name="P26">L’État dispose du statut de personnalité juridique internationale, et en tant que tel, <text:span text:style-name="T34">a</text:span> la capacité à s’engager internationalement, <text:span text:style-name="T35">ce qui signifie :</text:span></text:p>
      <text:p text:style-name="P26"/>
      <text:p text:style-name="P26">- <text:span text:style-name="T35">Des droits et des obligations : Capacité à agir juridiquement, signer des traités, conventions, souscrire à des obligations …</text:span></text:p>
      <text:p text:style-name="P26"/>
      <text:p text:style-name="P26">- <text:span text:style-name="T36">Prétendre à l’application du droit des États (non ingérence).</text:span></text:p>
      <text:p text:style-name="P42">2. La souveraineté de l’État</text:p>
      <text:p text:style-name="P31"/>
      <text:p text:style-name="P27">- L’État dispose de tout<text:span text:style-name="T38">e l’autorité pour organiser son territoire, ce qui induit donc une total capacité de contrôle de son territoire. Il exerce le monopole de la violence.</text:span></text:p>
      <text:p text:style-name="P27"/>
      <text:p text:style-name="P27">- <text:span text:style-name="T39">Aucun État ne peut donner de consigne à un autre, car au niveau international, l’État n’a pas de supérieur et possède l’exclusivité de souveraineté.</text:span></text:p>
      <text:p text:style-name="P28"/>
      <text:p text:style-name="P28">Dans la plénitude de sa souveraineté un État peut choisir de se soumettre à une autre autorité, on parle alors de <text:span text:style-name="T4">transfert de souveraineté</text:span>. </text:p>
      <text:p text:style-name="P28">C’est une cas typique des États fédéraux qui font alors un transfert de souveraineté partielle, <text:span text:style-name="T40">ou même de l’UE, qui est une entité </text:span><text:span text:style-name="T6">Sui Generis</text:span><text:span text:style-name="T40">, (qui vient de soi-même), car n’ayant aucun équivalent sur la scène internationale.</text:span></text:p>
      <text:p text:style-name="P28"/>
      <text:p text:style-name="P29">La <text:span text:style-name="T41">décentralisation n’est pas un transfert de souveraineté, car une région autonome reste soumise à l’État.</text:span></text:p>
      <text:p text:style-name="P29"/>
      <text:p text:style-name="P29"/>
      <text:p text:style-name="P32">3. Égalité souveraine des États</text:p>
      <text:p text:style-name="P32"><text:span text:style-name="T7"/></text:p>
      <text:p text:style-name="P33"><text:span text:style-name="T7">C’est un principe juridique essentiel, </text:span><text:span text:style-name="T17">un État est juridiquement égal à tout autre État, afin qu’un État plus puissant n’impose sa volonté sur d’autres à leurs détriments.</text:span></text:p>
      <text:p text:style-name="P33"><text:span text:style-name="T17"/></text:p>
      <text:p text:style-name="P34">Néanmoins, <text:span text:style-name="T42">il existe des dérogations :</text:span><text:span text:style-name="T7"> </text:span><text:span text:style-name="T20">O</text:span><text:span text:style-name="T18">n parle </text:span><text:span text:style-name="T21">alors </text:span><text:span text:style-name="T18">d’inégalités juridiques correctrices</text:span><text:span text:style-name="T19">.</text:span></text:p>
      <text:p text:style-name="P34"><text:span text:style-name="T19"/></text:p>
      <text:p text:style-name="P35"><text:span text:style-name="T19">E</text:span><text:span text:style-name="T7">lles ont pour buts :</text:span></text:p>
      <text:p text:style-name="P35"><text:span text:style-name="T7"/></text:p>
      <text:p text:style-name="P35"><text:span text:style-name="T7">- De compenser certaines situations de fait</text:span></text:p>
      <text:p text:style-name="P36"><text:span text:style-name="T7">- Des politiques d’aides au développement, régimes spéciaux pour favoriser les États très défavorisés, il s’agit alors d’inégalités compensatrice</text:span><text:span text:style-name="T22">s.</text:span></text:p>
      <text:p text:style-name="P36"><text:span text:style-name="T22"/></text:p>
      <text:p text:style-name="P36"><text:span text:style-name="T23">Exemple :</text:span></text:p>
      <text:p text:style-name="P36"><text:span text:style-name="T23"/></text:p>
      <text:p text:style-name="P36"><text:span text:style-name="T43">Droit de Véto :</text:span><text:span text:style-name="T23"> </text:span><text:span text:style-name="T7"><text:s text:c="2"/></text:span><text:span text:style-name="T24">Préserver le bon fonctionnement de l’organisation contrairement à la SDN.</text:span></text:p>
      <text:p text:style-name="P36"><text:span text:style-name="T24"/></text:p>
      <text:p text:style-name="P37">Statut spéciaux :<text:span text:style-name="T7"> </text:span><text:span text:style-name="T25">La Palestine, elle dispose d’une reconnaissance et existence partiel auprès de certains États, sa capacité Étatique est contestée.</text:span></text:p>
      <text:p text:style-name="P37"><text:span text:style-name="T25"/></text:p>
      <text:p text:style-name="P38">Vatican :<text:span text:style-name="T7"> </text:span><text:span text:style-name="T26">Disposant seulement de 44 hectares en plein Rome, constitué par l’État pontifical avec au maximum 1500 citoyens. Il n’existe pas de nationalité du Vatican, </text:span><text:soft-page-break/><text:span text:style-name="T26">néanmoins le Vatican est considéré comme une entité étatique malgré son non respect des critères au niveau de la population.</text:span></text:p>
      <text:p text:style-name="P38"><text:span text:style-name="T26"/></text:p>
      <text:p text:style-name="P39"><text:span text:style-name="T26">E</text:span><text:span text:style-name="T7">n 1929, l’Italie fait un abandon de souveraineté sur le St Siège.</text:span></text:p>
      <text:p text:style-name="P40"><text:span text:style-name="T7"/></text:p>
      <text:p text:style-name="P40"><text:span text:style-name="T7">La Vatican dispose d’un territoire, d’une autorité légitime (garde Suisse), </text:span><text:span text:style-name="T27">mais pas de la population. </text:span><text:span text:style-name="T28">Il ne dispose pas la reconnaissance d’un État par l’ONU, mais dispose du statut d’observateur. </text:span><text:span text:style-name="T29">Il est reconnu par beaucoup d’État comme un quasi-État car le Vatican dispose de représentants diplomatiques (Nonces).</text:span></text:p>
      <text:p text:style-name="P40"><text:span text:style-name="T29"/></text:p>
      <text:p text:style-name="P41"><text:span text:style-name="T29">L’</text:span><text:span text:style-name="T7">ambassadeur de France en Italie est aussi ambassadeur pour le Vatican.</text:span></text:p>
      <text:p text:style-name="P41"><text:span text:style-name="T7"/></text:p>
      <text:p text:style-name="P41"><text:span text:style-name="T7">Une attaque sur la Vatican signifierais une attaque sur l’Italie.</text:span></text:p>
      <text:p text:style-name="P34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3:39:56.110717655</meta:creation-date>
    <meta:generator>LibreOffice/6.1.1.2$Linux_X86_64 LibreOffice_project/10$Build-2</meta:generator>
    <dc:date>2018-09-29T19:22:23.611497056</dc:date>
    <meta:editing-duration>PT1H2M42S</meta:editing-duration>
    <meta:editing-cycles>95</meta:editing-cycles>
    <meta:document-statistic meta:table-count="0" meta:image-count="0" meta:object-count="0" meta:page-count="4" meta:paragraph-count="47" meta:word-count="840" meta:character-count="5338" meta:non-whitespace-character-count="4540"/>
  </office:meta>
</office:document-meta>
</file>